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734cm" style:rel-column-width="10539*"/>
    </style:style>
    <style:style style:name="Tabelle1.B" style:family="table-column">
      <style:table-column-properties style:column-width="2.558cm" style:rel-column-width="9859*"/>
    </style:style>
    <style:style style:name="Tabelle1.C" style:family="table-column">
      <style:table-column-properties style:column-width="11.709cm" style:rel-column-width="45137*"/>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2.734cm" style:rel-column-width="10539*"/>
    </style:style>
    <style:style style:name="Tabelle2.B" style:family="table-column">
      <style:table-column-properties style:column-width="2.558cm" style:rel-column-width="9859*"/>
    </style:style>
    <style:style style:name="Tabelle2.C" style:family="table-column">
      <style:table-column-properties style:column-width="11.709cm" style:rel-column-width="45137*"/>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499cm" fo:border-left="0.05pt solid #000000" fo:border-right="none" fo:border-top="0.05pt solid #000000" fo:border-bottom="0.05pt solid #000000"/>
    </style:style>
    <style:style style:name="Tabelle3.B1" style:family="table-cell">
      <style:table-cell-properties fo:padding="0.499cm" fo:border="0.05pt solid #000000"/>
    </style:style>
    <style:style style:name="Tabelle3.A2" style:family="table-cell">
      <style:table-cell-properties fo:padding="0.499cm" fo:border-left="0.05pt solid #000000" fo:border-right="none" fo:border-top="none" fo:border-bottom="0.05pt solid #000000"/>
    </style:style>
    <style:style style:name="Tabelle3.B2" style:family="table-cell">
      <style:table-cell-properties fo:padding="0.499cm" fo:border-left="0.05pt solid #000000" fo:border-right="0.05pt solid #000000" fo:border-top="none" fo:border-bottom="0.05pt solid #000000"/>
    </style:style>
    <style:style style:name="Tabelle3.B6" style:family="table-cell">
      <style:table-cell-properties style:vertical-align="middle" fo:padding="0.499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5.667cm" style:rel-column-width="21845*"/>
    </style:style>
    <style:style style:name="Tabelle4.A1" style:family="table-cell">
      <style:table-cell-properties fo:padding="0.6cm" fo:border-left="0.05pt solid #000000" fo:border-right="none" fo:border-top="0.05pt solid #000000" fo:border-bottom="0.05pt solid #000000"/>
    </style:style>
    <style:style style:name="Tabelle4.C1" style:family="table-cell">
      <style:table-cell-properties fo:padding="0.6cm" fo:border="0.05pt solid #000000"/>
    </style:style>
    <style:style style:name="Tabelle4.A2" style:family="table-cell">
      <style:table-cell-properties fo:padding="0.6cm" fo:border-left="0.05pt solid #000000" fo:border-right="none" fo:border-top="none" fo:border-bottom="0.05pt solid #000000"/>
    </style:style>
    <style:style style:name="Tabelle4.C2" style:family="table-cell">
      <style:table-cell-properties fo:padding="0.6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Arial" fo:font-size="11pt" fo:font-weight="normal" style:font-name-asian="SimSun" style:font-size-asian="11pt" style:font-weight-asian="normal" style:font-size-complex="11pt" style:font-weight-complex="normal"/>
    </style:style>
    <style:style style:name="P2" style:family="paragraph" style:parent-style-name="Standard">
      <style:paragraph-properties fo:margin-left="0cm" fo:margin-right="0cm" fo:text-align="justify" style:justify-single-word="false" fo:text-indent="0cm" style:auto-text-indent="false">
        <style:tab-stops/>
      </style:paragraph-properties>
    </style:style>
    <style:style style:name="P3" style:family="paragraph" style:parent-style-name="Standard">
      <style:paragraph-properties fo:margin-left="0cm" fo:margin-right="0cm" fo:text-align="end" style:justify-single-word="false" fo:text-indent="0cm" style:auto-text-indent="false">
        <style:tab-stops/>
      </style:paragraph-properties>
    </style:style>
    <style:style style:name="P4" style:family="paragraph" style:parent-style-name="Standard">
      <style:paragraph-properties fo:margin-left="0cm" fo:margin-right="0cm" fo:text-align="justify" style:justify-single-word="false" fo:text-indent="0cm" style:auto-text-indent="false">
        <style:tab-stops/>
      </style:paragraph-properties>
      <style:text-properties fo:font-size="11pt" style:font-size-asian="11pt" style:font-size-complex="11pt"/>
    </style:style>
    <style:style style:name="P5" style:family="paragraph" style:parent-style-name="Standard">
      <style:paragraph-properties fo:margin-left="0cm" fo:margin-right="0cm" fo:text-align="end" style:justify-single-word="false" fo:text-indent="0cm" style:auto-text-indent="false">
        <style:tab-stops/>
      </style:paragraph-properties>
      <style:text-properties fo:font-size="11pt" style:font-size-asian="11pt" style:font-size-complex="11pt"/>
    </style:style>
    <style:style style:name="P6" style:family="paragraph" style:parent-style-name="Standard">
      <style:paragraph-properties fo:margin-left="0cm" fo:margin-right="0cm" fo:text-align="start" style:justify-single-word="false" fo:text-indent="0cm" style:auto-text-indent="false">
        <style:tab-stops/>
      </style:paragraph-properties>
      <style:text-properties fo:font-size="11pt" style:font-size-asian="11pt" style:font-size-complex="11pt"/>
    </style:style>
    <style:style style:name="P7" style:family="paragraph" style:parent-style-name="Standard">
      <style:paragraph-properties fo:margin-left="0cm" fo:margin-right="0cm" fo:text-align="start" style:justify-single-word="false" fo:text-indent="0cm" style:auto-text-indent="false">
        <style:tab-stops/>
      </style:paragraph-properties>
    </style:style>
    <style:style style:name="P8" style:family="paragraph" style:parent-style-name="Standard">
      <style:paragraph-properties fo:margin-left="0cm" fo:margin-right="0cm" fo:text-align="justify" style:justify-single-word="false" fo:text-indent="0cm" style:auto-text-indent="false">
        <style:tab-stops/>
      </style:paragraph-properties>
      <style:text-properties fo:font-weight="bold" style:font-weight-asian="bold" style:font-weight-complex="bold"/>
    </style:style>
    <style:style style:name="P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tyle="normal" style:font-style-asian="normal" style:font-style-complex="normal"/>
    </style:style>
    <style:style style:name="P10"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tyle="normal" fo:font-weight="bold" style:font-style-asian="normal" style:font-weight-asian="bold" style:font-style-complex="normal" style:font-weight-complex="bold"/>
    </style:style>
    <style:style style:name="P11" style:family="paragraph" style:parent-style-name="Standard">
      <style:paragraph-properties fo:margin-left="0cm" fo:margin-right="0cm" fo:text-align="justify" style:justify-single-word="false" fo:text-indent="0cm" style:auto-text-indent="false">
        <style:tab-stops/>
      </style:paragraph-properties>
      <style:text-properties fo:font-style="normal" style:font-style-asian="normal" style:font-style-complex="normal"/>
    </style:style>
    <style:style style:name="P12" style:family="paragraph" style:parent-style-name="Footnote">
      <style:paragraph-properties fo:margin-left="0cm" fo:margin-right="0cm" fo:text-indent="0cm" style:auto-text-indent="false"/>
    </style:style>
    <style:style style:name="P13" style:family="paragraph" style:parent-style-name="Footnote">
      <style:paragraph-properties fo:margin-left="0cm" fo:margin-right="0cm" fo:text-align="justify" style:justify-single-word="false" fo:text-indent="0cm" style:auto-text-indent="false">
        <style:tab-stops/>
      </style:paragraph-properties>
    </style:style>
    <style:style style:name="P14" style:family="paragraph" style:parent-style-name="Table_20_Contents">
      <style:paragraph-properties fo:margin-left="0cm" fo:margin-right="0cm" fo:text-align="justify" style:justify-single-word="false" fo:text-indent="0cm" style:auto-text-indent="false">
        <style:tab-stops/>
      </style:paragraph-properties>
    </style:style>
    <style:style style:name="P15" style:family="paragraph" style:parent-style-name="Standard">
      <style:paragraph-properties fo:text-align="justify" style:justify-single-word="false"/>
      <style:text-properties style:font-name="Arial" fo:font-size="12pt" fo:font-style="normal" style:font-size-asian="12pt" style:font-style-asian="normal" style:font-size-complex="12pt" style:font-style-complex="normal"/>
    </style:style>
    <style:style style:name="P16"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style:font-size-asian="12pt" style:font-style-asian="normal" style:font-size-complex="12pt" style:font-style-complex="normal"/>
    </style:style>
    <style:style style:name="P17" style:family="paragraph" style:parent-style-name="Standard">
      <style:paragraph-properties fo:text-align="justify" style:justify-single-word="false"/>
      <style:text-properties style:font-name="Arial" fo:font-style="normal" style:font-style-asian="normal" style:font-style-complex="normal"/>
    </style:style>
    <style:style style:name="P18" style:family="paragraph" style:parent-style-name="Standard">
      <style:paragraph-properties fo:text-align="justify" style:justify-single-word="false"/>
      <style:text-properties style:font-name="Arial" fo:font-style="normal" style:text-underline-style="solid" style:text-underline-width="auto" style:text-underline-color="font-color" style:font-style-asian="normal" style:font-style-complex="normal"/>
    </style:style>
    <style:style style:name="P19" style:family="paragraph" style:parent-style-name="Standard">
      <style:paragraph-properties fo:text-align="justify" style:justify-single-word="false"/>
      <style:text-properties style:font-name="Courier New" fo:font-size="11pt" fo:font-style="normal" style:font-size-asian="11pt" style:font-style-asian="normal" style:font-size-complex="11pt" style:font-style-complex="normal"/>
    </style:style>
    <style:style style:name="P20" style:family="paragraph" style:parent-style-name="Standard">
      <style:text-properties fo:font-style="normal" style:font-style-asian="normal" style:font-style-complex="normal"/>
    </style:style>
    <style:style style:name="P21" style:family="paragraph" style:parent-style-name="Standard">
      <style:text-properties fo:font-style="normal" fo:font-weight="bold" style:font-style-asian="normal" style:font-weight-asian="bold" style:font-style-complex="normal" style:font-weight-complex="bold"/>
    </style:style>
    <style:style style:name="P22" style:family="paragraph" style:parent-style-name="Footnote">
      <style:text-properties fo:font-style="normal" fo:font-weight="bold" style:font-style-asian="normal" style:font-weight-asian="bold" style:font-style-complex="normal" style:font-weight-complex="bold"/>
    </style:style>
    <style:style style:name="P23" style:family="paragraph" style:parent-style-name="Table_20_Contents">
      <style:text-properties fo:font-size="11pt" fo:font-style="normal" fo:font-weight="bold" style:font-size-asian="11pt" style:font-style-asian="normal" style:font-weight-asian="bold" style:font-size-complex="11pt" style:font-style-complex="normal" style:font-weight-complex="bold"/>
    </style:style>
    <style:style style:name="P24" style:family="paragraph" style:parent-style-name="Table_20_Contents">
      <style:paragraph-properties fo:text-align="center"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25" style:family="paragraph" style:parent-style-name="Table_20_Contents">
      <style:paragraph-properties fo:text-align="justify" style:justify-single-word="false"/>
      <style:text-properties fo:font-style="normal" fo:font-weight="bold" style:font-style-asian="normal" style:font-weight-asian="bold" style:font-style-complex="normal" style:font-weight-complex="bold"/>
    </style:style>
    <style:style style:name="P26" style:family="paragraph" style:parent-style-name="Table_20_Contents">
      <style:paragraph-properties fo:text-align="justify" style:justify-single-word="false"/>
      <style:text-properties fo:font-style="normal" style:font-style-asian="normal" style:font-style-complex="normal"/>
    </style:style>
    <style:style style:name="P27" style:family="paragraph" style:parent-style-name="Table_20_Contents">
      <style:paragraph-properties fo:text-align="justify" style:justify-single-word="false"/>
      <style:text-properties fo:font-weight="bold" style:font-weight-asian="bold" style:font-weight-complex="bold"/>
    </style:style>
    <style:style style:name="P28" style:family="paragraph" style:parent-style-name="Table_20_Contents">
      <style:paragraph-properties fo:text-align="justify" style:justify-single-word="false"/>
    </style:style>
    <style:style style:name="P29" style:family="paragraph" style:parent-style-name="Standard">
      <style:paragraph-properties fo:text-align="justify" style:justify-single-word="false"/>
      <style:text-properties fo:color="#000000" style:font-name="Arial" fo:font-style="normal" style:font-style-asian="normal" style:font-style-complex="normal"/>
    </style:style>
    <style:style style:name="P30" style:family="paragraph" style:parent-style-name="Standard">
      <style:paragraph-properties fo:text-align="justify" style:justify-single-word="false"/>
      <style:text-properties fo:color="#000000" style:font-name="Arial" fo:font-style="normal" style:text-underline-style="solid" style:text-underline-width="auto" style:text-underline-color="font-color" style:font-style-asian="normal" style:font-style-complex="normal"/>
    </style:style>
    <style:style style:name="P31" style:family="paragraph" style:parent-style-name="Standard">
      <style:paragraph-properties fo:text-align="justify" style:justify-single-word="false"/>
      <style:text-properties fo:color="#000000" style:font-name="Arial" fo:font-style="normal" style:text-underline-style="none" officeooo:rsid="0017ea3d" officeooo:paragraph-rsid="0017ea3d" style:font-style-asian="normal" style:font-style-complex="normal"/>
    </style:style>
    <style:style style:name="P32" style:family="paragraph" style:parent-style-name="Standard">
      <style:text-properties fo:font-style="normal" fo:font-weight="bold" style:font-style-asian="normal" style:font-weight-asian="bold" style:font-style-complex="normal" style:font-weight-complex="bold"/>
    </style:style>
    <style:style style:name="P33" style:family="paragraph" style:parent-style-name="Standard">
      <style:paragraph-properties fo:text-align="justify" style:justify-single-word="false"/>
      <style:text-properties style:font-name="Arial" fo:font-style="normal" style:font-style-asian="normal" style:font-style-complex="normal"/>
    </style:style>
    <style:style style:name="P34" style:family="paragraph" style:parent-style-name="Standard">
      <style:paragraph-properties fo:text-align="justify" style:justify-single-word="false"/>
    </style:style>
    <style:style style:name="P35" style:family="paragraph" style:parent-style-name="Standard">
      <style:paragraph-properties fo:text-align="justify" style:justify-single-word="false"/>
      <style:text-properties officeooo:rsid="001f911c" officeooo:paragraph-rsid="001f911c"/>
    </style:style>
    <style:style style:name="P36" style:family="paragraph" style:parent-style-name="Standard">
      <style:paragraph-properties fo:margin-left="0cm" fo:margin-right="0cm" fo:text-align="justify" style:justify-single-word="false" fo:text-indent="0cm" style:auto-text-indent="false">
        <style:tab-stops/>
      </style:paragraph-properties>
    </style:style>
    <style:style style:name="P37"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bb59f"/>
    </style:style>
    <style:style style:name="P3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d8ce3"/>
    </style:style>
    <style:style style:name="P3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tyle="normal" style:font-style-asian="normal" style:font-style-complex="normal"/>
    </style:style>
    <style:style style:name="P40" style:family="paragraph" style:parent-style-name="Footnote">
      <style:text-properties fo:color="#000000"/>
    </style:style>
    <style:style style:name="P41" style:family="paragraph" style:parent-style-name="Footnote">
      <style:text-properties officeooo:rsid="001f911c" officeooo:paragraph-rsid="001f911c"/>
    </style:style>
    <style:style style:name="T1" style:family="text">
      <style:text-properties fo:font-style="italic" fo:font-weight="normal" style:font-name-asian="Calibri" style:font-style-asian="italic" style:font-weight-asian="normal" style:font-name-complex="Calibri" style:font-style-complex="italic" style:font-weight-complex="normal"/>
    </style:style>
    <style:style style:name="T2" style:family="text">
      <style:text-properties fo:font-style="italic" style:text-underline-style="none" style:font-name-asian="Calibri" style:font-style-asian="italic" style:font-name-complex="Calibri" style:font-style-complex="italic"/>
    </style:style>
    <style:style style:name="T3" style:family="text">
      <style:text-properties fo:color="#000000"/>
    </style:style>
    <style:style style:name="T4" style:family="text">
      <style:text-properties fo:color="#000000" style:font-name="Courier New" fo:font-size="11pt" style:font-size-asian="11pt" style:font-size-complex="11pt"/>
    </style:style>
    <style:style style:name="T5" style:family="text">
      <style:text-properties fo:color="#000000" fo:font-style="normal" style:text-underline-style="none" officeooo:rsid="001bb59f" style:font-name-asian="Calibri" style:font-style-asian="normal" style:font-name-complex="Calibri" style:font-style-complex="normal"/>
    </style:style>
    <style:style style:name="T6" style:family="text">
      <style:text-properties fo:color="#000000" style:font-name="Courier New" fo:font-size="11pt" fo:font-style="normal" style:text-underline-style="none" officeooo:rsid="001bb59f" style:font-name-asian="Calibri" style:font-size-asian="11pt" style:font-style-asian="normal" style:font-name-complex="Calibri" style:font-size-complex="11pt" style:font-style-complex="normal"/>
    </style:style>
    <style:style style:name="T7" style:family="text">
      <style:text-properties fo:color="#000000" style:font-name="Arial" fo:font-size="12pt" fo:font-style="normal" style:text-underline-style="none" officeooo:rsid="001bb59f" style:font-name-asian="Calibri" style:font-size-asian="10.5pt" style:font-style-asian="normal" style:font-name-complex="Calibri" style:font-size-complex="12pt" style:font-style-complex="normal"/>
    </style:style>
    <style:style style:name="T8" style:family="text">
      <style:text-properties fo:color="#000000" style:font-name="Arial" fo:font-size="12pt" fo:font-style="normal" style:text-underline-style="none" officeooo:rsid="001d8ce3" style:font-name-asian="Calibri" style:font-size-asian="10.5pt" style:font-style-asian="normal" style:font-name-complex="Calibri" style:font-size-complex="12pt" style:font-style-complex="normal"/>
    </style:style>
    <style:style style:name="T9" style:family="text">
      <style:text-properties fo:font-style="normal" fo:font-weight="normal" style:font-name-asian="Calibri" style:font-style-asian="normal" style:font-weight-asian="normal" style:font-name-complex="Calibri" style:font-style-complex="normal" style:font-weight-complex="normal"/>
    </style:style>
    <style:style style:name="T10" style:family="text">
      <style:text-properties fo:font-style="normal" style:font-name-asian="Calibri" style:font-style-asian="normal" style:font-name-complex="Calibri" style:font-style-complex="normal"/>
    </style:style>
    <style:style style:name="T11" style:family="text">
      <style:text-properties fo:font-style="normal" style:text-underline-style="solid" style:text-underline-width="auto" style:text-underline-color="font-color" fo:font-weight="bold" style:font-name-asian="Calibri" style:font-style-asian="normal" style:font-weight-asian="bold" style:font-name-complex="Calibri" style:font-style-complex="normal" style:font-weight-complex="bold"/>
    </style:style>
    <style:style style:name="T12" style:family="text">
      <style:text-properties fo:font-style="normal" style:text-underline-style="solid" style:text-underline-width="auto" style:text-underline-color="font-color" fo:font-weight="normal" style:font-name-asian="Calibri" style:font-style-asian="normal" style:font-weight-asian="normal" style:font-name-complex="Calibri" style:font-style-complex="normal" style:font-weight-complex="normal"/>
    </style:style>
    <style:style style:name="T13" style:family="text">
      <style:text-properties fo:font-style="normal" style:text-underline-style="solid" style:text-underline-width="auto" style:text-underline-color="font-color" style:font-name-asian="Calibri" style:font-style-asian="normal" style:font-name-complex="Calibri" style:font-style-complex="normal"/>
    </style:style>
    <style:style style:name="T14" style:family="text">
      <style:text-properties fo:font-style="normal" style:text-underline-style="none" style:font-name-asian="Calibri" style:font-style-asian="normal" style:font-name-complex="Calibri" style:font-style-complex="normal"/>
    </style:style>
    <style:style style:name="T15" style:family="text">
      <style:text-properties fo:font-style="normal" style:text-underline-style="none" officeooo:rsid="001d8ce3" style:font-name-asian="Calibri" style:font-style-asian="normal" style:font-name-complex="Calibri" style:font-style-complex="normal"/>
    </style:style>
    <style:style style:name="T16" style:family="text">
      <style:text-properties fo:font-style="normal" style:text-underline-style="none" fo:font-weight="bold" style:font-name-asian="Calibri" style:font-style-asian="normal" style:font-weight-asian="bold" style:font-name-complex="Calibri" style:font-style-complex="normal" style:font-weight-complex="bold"/>
    </style:style>
    <style:style style:name="T17" style:family="text">
      <style:text-properties fo:font-style="normal" style:text-underline-style="none" fo:font-weight="normal" style:font-name-asian="Calibri" style:font-style-asian="normal" style:font-weight-asian="normal" style:font-name-complex="Calibri" style:font-style-complex="normal" style:font-weight-complex="normal"/>
    </style:style>
    <style:style style:name="T18" style:family="text">
      <style:text-properties fo:font-style="normal" fo:font-weight="bold" style:font-name-asian="Calibri" style:font-style-asian="normal" style:font-weight-asian="bold" style:font-name-complex="Calibri" style:font-style-complex="normal" style:font-weight-complex="bold"/>
    </style:style>
    <style:style style:name="T19" style:family="text">
      <style:text-properties style:text-underline-style="none" style:font-name-asian="Calibri" style:font-name-complex="Calibri"/>
    </style:style>
    <style:style style:name="T20" style:family="text">
      <style:text-properties style:font-name="Courier New" fo:font-size="11pt" style:font-size-asian="11pt" style:font-size-complex="11pt"/>
    </style:style>
    <style:style style:name="T21" style:family="text">
      <style:text-properties style:font-name="Courier New" fo:font-size="11pt" fo:font-style="normal" style:font-name-asian="Calibri" style:font-size-asian="11pt" style:font-style-asian="normal" style:font-name-complex="Calibri" style:font-size-complex="11pt" style:font-style-complex="normal"/>
    </style:style>
    <style:style style:name="T22" style:family="text">
      <style:text-properties style:font-name="Courier New" fo:font-size="11pt" fo:font-style="normal" style:text-underline-style="none" style:font-name-asian="Calibri" style:font-size-asian="11pt" style:font-style-asian="normal" style:font-name-complex="Calibri" style:font-size-complex="11pt" style:font-style-complex="normal"/>
    </style:style>
    <style:style style:name="T23" style:family="text">
      <style:text-properties style:font-name="Courier New" fo:font-size="11pt" fo:language="de" fo:country="DE" fo:font-style="normal" style:text-underline-style="none" style:font-name-asian="Calibri" style:font-size-asian="11pt" style:font-style-asian="normal" style:font-name-complex="Calibri" style:font-size-complex="11pt" style:font-style-complex="normal"/>
    </style:style>
    <style:style style:name="T24" style:family="text">
      <style:text-properties fo:color="#ff0000" style:font-name="Arial" fo:font-style="normal" style:font-name-asian="Calibri" style:font-style-asian="normal" style:font-name-complex="Calibri" style:font-style-complex="normal"/>
    </style:style>
    <style:style style:name="T25" style:family="text">
      <style:text-properties fo:color="#ff0000" fo:font-style="normal" style:text-underline-style="none" style:font-name-asian="Calibri" style:font-style-asian="normal" style:font-name-complex="Calibri" style:font-style-complex="normal"/>
    </style:style>
    <style:style style:name="T26" style:family="text">
      <style:text-properties fo:color="#ff3300"/>
    </style:style>
    <style:style style:name="T27" style:family="text">
      <style:text-properties style:font-name="Arial" fo:font-size="12pt" style:font-size-asian="10.5pt" style:font-size-complex="12pt"/>
    </style:style>
    <style:style style:name="T28" style:family="text">
      <style:text-properties style:font-name="Arial" fo:font-size="12pt" style:text-underline-style="none" style:font-size-asian="12pt" style:font-size-complex="12pt"/>
    </style:style>
    <style:style style:name="T29" style:family="text">
      <style:text-properties style:font-name="Arial" fo:font-style="normal" style:font-style-asian="normal" style:font-style-complex="normal"/>
    </style:style>
    <style:style style:name="T30" style:family="text">
      <style:text-properties style:font-name="Arial" fo:font-style="normal" officeooo:rsid="001bb59f" style:font-style-asian="normal" style:font-style-complex="normal"/>
    </style:style>
    <style:style style:name="T31" style:family="text">
      <style:text-properties style:font-name="Arial" fo:font-style="italic" style:font-style-asian="italic" style:font-style-complex="italic"/>
    </style:style>
    <style:style style:name="T32" style:family="text">
      <style:text-properties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33" style:family="text">
      <style:text-properties fo:font-size="11pt"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T34" style:family="text">
      <style:text-properties style:font-name="Courier New" fo:font-size="11pt" style:font-size-asian="11pt" style:font-size-complex="11pt"/>
    </style:style>
    <style:style style:name="T35" style:family="text">
      <style:text-properties style:font-name="Arial" fo:font-size="12pt" style:font-size-asian="12pt" style:font-size-complex="12pt"/>
    </style:style>
    <style:style style:name="T36" style:family="text">
      <style:text-properties style:font-name="Arial" fo:font-size="12pt" officeooo:rsid="00194ebb" style:font-size-asian="12pt" style:font-size-complex="12pt"/>
    </style:style>
    <style:style style:name="T37" style:family="text">
      <style:text-properties fo:font-size="12pt" style:text-underline-style="solid" style:text-underline-width="auto" style:text-underline-color="font-color"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Absatz-Standardschriftart"><text:span text:style-name="T18">4. Implementierung</text:span></text:span></text:p>
      <text:p text:style-name="P2"><text:span text:style-name="Absatz-Standardschriftart"><text:span text:style-name="T9"/></text:span></text:p>
      <text:p text:style-name="P2"><text:span text:style-name="Absatz-Standardschriftart"><text:span text:style-name="T12">4.1. Vorbereitung</text:span></text:span></text:p>
      <text:p text:style-name="P2"><text:span text:style-name="Absatz-Standardschriftart"><text:span text:style-name="T9"/></text:span></text:p>
      <text:p text:style-name="P2"><text:span text:style-name="Absatz-Standardschriftart"><text:span text:style-name="T9">Bevor wir mit der Implementierung beginnen konnten, galt es einige grundsätzliche Dinge zu klären. Um gemeinsam an unserem Projekt arbeiten zu können, haben wir uns für git als zentrales Versionsverwaltungssystem entschieden. Das hat den Vorteil, dass unsere Arbeit protokolliert und archiviert wird. Des Weiteren kann bei fehlerhaften commits eine ältere Version wiederhergestellt werden. Da unsere Software quelloffen ist, haben wir uns entschieden unser git-</text:span></text:span><text:span text:style-name="Absatz-Standardschriftart"><text:span text:style-name="T17">Repository</text:span></text:span><text:span text:style-name="Absatz-Standardschriftart"><text:span text:style-name="T9"> bei github zu hosten, da es dort kostenlos möglich ist.</text:span></text:span></text:p>
      <text:p text:style-name="P2"><text:span text:style-name="Absatz-Standardschriftart"><text:span text:style-name="T9"/></text:span></text:p>
      <text:p text:style-name="P2"><text:span text:style-name="Absatz-Standardschriftart"><text:span text:style-name="T9">Als nächsten Schritt haben wir eine gemeinsame Entwicklungsumgebung geschaffen.</text:span></text:span></text:p>
      <text:p text:style-name="P2"><text:span text:style-name="Absatz-Standardschriftart"><text:span text:style-name="T9">Dazu gehört, dass wir alle mit derselben IDE, in unserem Fall PhpStorm 7.1.2, arbeiten und dort die gleichen Einstellungen (Einrückungseinstellungen, Zeilenumbrüche usw.) <text:s/>haben. Das war in PhpStorm sehr einfach umsetzbar, da die Applikation die Möglichkeit bietet Einstellungen direkt zu exportieren. Die exportierte Datei haben wir dann ebenfalls in unserem git-Repository versioniert, damit, bei späteren Änderungen an den Einstellungen, die Gruppenmitglieder die aktualisierte Version direkt importieren können.</text:span></text:span></text:p>
      <text:p text:style-name="P2"><text:span text:style-name="Absatz-Standardschriftart"><text:span text:style-name="T9"/></text:span></text:p>
      <text:p text:style-name="P2"><text:span text:style-name="Absatz-Standardschriftart"><text:span text:style-name="T9">Die eigentliche Aufgabenteilung, während der Implementierung, haben wir anhand der geplanten Features vorgenommen.</text:span></text:span></text:p>
      <text:p text:style-name="P2"><text:span text:style-name="Absatz-Standardschriftart"><text:span text:style-name="T9">So hatte jedes Gruppenmitglied die Verantwortung für festgelegte Features und hat diese in entsprechenden FeatureBranches bearbeitet.</text:span></text:span></text:p>
      <text:p text:style-name="P2"><text:span text:style-name="Absatz-Standardschriftart"><text:span text:style-name="T9">Ein weiterer Vorteil der Plattform github ist das integrierte Issuetrackingsystem. Dort wurden die einzelnen Features als Milestones angelegt. Für die Aufteilung in Unteraufgaben(Issues) war das entsprechende Gruppenmitglied selbst verantwortlich.</text:span></text:span></text:p>
      <text:p text:style-name="P2"><text:span text:style-name="Absatz-Standardschriftart"><text:span text:style-name="T9">In regelmäßigen Abständen haben wir im Team den Status der Issues besprochen und Fertigstellungstermine festgelegt. Die Termine waren dabei an unseren Projektablaufplan angelehnt, mussten aber häufiger angepasst werden, da die geplanten Termine nicht eingehalten werden konnten.</text:span></text:span></text:p>
      <text:p text:style-name="P2"><text:span text:style-name="Absatz-Standardschriftart"><text:span text:style-name="T9"/></text:span></text:p>
      <text:p text:style-name="P2"><text:span text:style-name="Absatz-Standardschriftart"><text:span text:style-name="T9">Als Diskussionsplattform diente uns hauptsächlich das Issuetrackingsystem in github. Bei zeitkritischen Angelegenheiten gab es ebenfalls telefonischen bzw. E-Mail-Kontakt.</text:span></text:span></text:p>
      <text:p text:style-name="P2"><text:span text:style-name="Absatz-Standardschriftart"><text:span text:style-name="T9">Die Berufsschulstunden wurden überwiegend genutzt um Aufgaben zu verteilen, Probleme zu besprechen und den aktuellen Stand zu vergleichen.</text:span></text:span></text:p>
      <text:p text:style-name="P2"><text:span text:style-name="Absatz-Standardschriftart"><text:span text:style-name="T9"/></text:span></text:p>
      <text:p text:style-name="P2"><text:span text:style-name="Absatz-Standardschriftart"><text:span text:style-name="T9"/></text:span></text:p>
      <text:p text:style-name="P2"><text:span text:style-name="Absatz-Standardschriftart"><text:span text:style-name="T13">4.2 Kommunikation zwischen Server und Client</text:span></text:span></text:p>
      <text:p text:style-name="P2"><text:span text:style-name="Absatz-Standardschriftart"><text:span text:style-name="T10"/></text:span></text:p>
      <text:p text:style-name="P2"><text:span text:style-name="Absatz-Standardschriftart"><text:span text:style-name="T10">Wie bereits in 4.2 erwähnt, halten wir uns an das REST Paradigma. Dieses umfasst folgende 5 Prinzipien:</text:span></text:span></text:p>
      <text:p text:style-name="P2"><text:span text:style-name="Absatz-Standardschriftart"><text:span text:style-name="T10"/></text:span></text:p>
      <text:p text:style-name="P2"><text:span text:style-name="Absatz-Standardschriftart"><text:span text:style-name="T10">1. </text:span></text:span><text:span text:style-name="Absatz-Standardschriftart"><text:span text:style-name="T13">Adressierbarkeit</text:span></text:span><text:span text:style-name="Absatz-Standardschriftart"><text:span text:style-name="T10">:</text:span></text:span></text:p>
      <text:p text:style-name="P2"><text:span text:style-name="Absatz-Standardschriftart"><text:span text:style-name="T10"><text:tab/>Jeder Dienst muss über eine eindeutige Adresse (URL) verfügen.</text:span></text:span></text:p>
      <text:p text:style-name="P2"><text:span text:style-name="Absatz-Standardschriftart"><text:span text:style-name="T10"/></text:span></text:p>
      <text:p text:style-name="P2"><text:span text:style-name="Absatz-Standardschriftart"><text:span text:style-name="T10">2.</text:span></text:span><text:span text:style-name="Absatz-Standardschriftart"><text:span text:style-name="T13">Unterschiedliche Repräsentationen</text:span></text:span><text:span text:style-name="Absatz-Standardschriftart"><text:span text:style-name="T10">: </text:span></text:span></text:p>
      <text:p text:style-name="P2"><text:span text:style-name="Absatz-Standardschriftart"><text:span text:style-name="T10"><text:tab/>Dienste können unterschiedliche Darstellungsformen haben. Der REST-Server <text:tab/>muss dabei verschiedene Repräsentationen (zum Beispiel XML oder JSON) <text:tab/>ausliefern können.</text:span></text:span></text:p>
      <text:p text:style-name="P2"><text:span text:style-name="Absatz-Standardschriftart"><text:span text:style-name="T10"/></text:span></text:p>
      <text:p text:style-name="P2"><text:soft-page-break/><text:span text:style-name="Absatz-Standardschriftart"><text:span text:style-name="T10">3.</text:span></text:span><text:span text:style-name="Absatz-Standardschriftart"><text:span text:style-name="T13">Zustandslosigkeit</text:span></text:span><text:span text:style-name="Absatz-Standardschriftart"><text:span text:style-name="T10">: </text:span></text:span></text:p>
      <text:p text:style-name="P2"><text:span text:style-name="Absatz-Standardschriftart"><text:span text:style-name="T10"><text:tab/>Das Client-Server-Protokoll muss zustandslos sein (zum Beispiel HTTP).</text:span></text:span></text:p>
      <text:p text:style-name="P2"><text:span text:style-name="Absatz-Standardschriftart"><text:span text:style-name="T10"/></text:span></text:p>
      <text:p text:style-name="P2"><text:span text:style-name="Absatz-Standardschriftart"><text:span text:style-name="T10">4.</text:span></text:span><text:span text:style-name="Absatz-Standardschriftart"><text:span text:style-name="T13">Operationen:</text:span></text:span></text:p>
      <text:p text:style-name="P2"><text:span text:style-name="Absatz-Standardschriftart"><text:span text:style-name="T10"><text:tab/>REST-konforme Dienste müssen einige Operationen vorsehen, die auf alle <text:tab/>Ressourcen angewendet werden können. (siehe HTTP-Verbs)</text:span></text:span></text:p>
      <text:p text:style-name="P2"><text:span text:style-name="Absatz-Standardschriftart"><text:span text:style-name="T10"/></text:span></text:p>
      <text:p text:style-name="P2"><text:span text:style-name="Absatz-Standardschriftart"><text:span text:style-name="T10">5.</text:span></text:span><text:span text:style-name="Absatz-Standardschriftart"><text:span text:style-name="T13">Verwendung von Hypermedia:</text:span></text:span><text:span text:style-name="Absatz-Standardschriftart"><text:span text:style-name="T14"> </text:span></text:span></text:p>
      <text:p text:style-name="P2"><text:span text:style-name="Absatz-Standardschriftart"><text:span text:style-name="T14"><text:tab/>Für Anwendungsinformationen und Zustandsänderungen <text:s/>werden Hypermedia <text:tab/>verwendet.</text:span></text:span></text:p>
      <text:p text:style-name="P2"><text:span text:style-name="Absatz-Standardschriftart"><text:span text:style-name="T14"/></text:span></text:p>
      <text:p text:style-name="P2"><text:span text:style-name="Absatz-Standardschriftart"><text:span text:style-name="T14">Als Anwendungsschicht-Protokoll haben wir uns für </text:span></text:span><text:span text:style-name="Absatz-Standardschriftart"><text:span text:style-name="T2">HTTP/1.1</text:span></text:span><text:span text:style-name="Absatz-Standardschriftart"><text:span text:style-name="T14"><text:note text:id="ftn1" text:note-class="footnote"><text:note-citation>1</text:note-citation><text:note-body><text:p text:style-name="Footnote">HTTP = Hypertext Transfer Protokoll</text:p></text:note-body></text:note></text:span></text:span><text:span text:style-name="Absatz-Standardschriftart"><text:span text:style-name="T14"> entschieden. Dabei nutzen wir folgenden Befehle (HTTP-Verbs):</text:span></text:span></text:p>
      <text:p text:style-name="P2"><text:span text:style-name="Absatz-Standardschriftart"><text:span text:style-name="T14"/></text:span></text:p>
      <text:p text:style-name="P14"><text:span text:style-name="Absatz-Standardschriftart"><text:span text:style-name="T14">PUT:</text:span></text:span></text:p>
      <text:p text:style-name="P14"><text:span text:style-name="Absatz-Standardschriftart"><text:span text:style-name="T14"><text:tab/>Die angegebene Ressource wird angelegt, existiert sie schon wird sie geändert</text:span></text:span></text:p>
      <text:p text:style-name="P14"><text:span text:style-name="Absatz-Standardschriftart"><text:span text:style-name="T14"/></text:span></text:p>
      <text:p text:style-name="P14"><text:span text:style-name="Absatz-Standardschriftart"><text:span text:style-name="T14">GET:</text:span></text:span></text:p>
      <text:p text:style-name="P14"><text:span text:style-name="Absatz-Standardschriftart"><text:span text:style-name="T14"><text:tab/>Die angegebene Ressource wird vom Server angefordert. GET gilt als sicher, es <text:tab/>führt also zu keiner Zustandsänderung.</text:span></text:span></text:p>
      <text:p text:style-name="P14"><text:span text:style-name="Absatz-Standardschriftart"><text:span text:style-name="T14"/></text:span></text:p>
      <text:p text:style-name="P14"><text:span text:style-name="Absatz-Standardschriftart"><text:span text:style-name="T14">POST:</text:span></text:span></text:p>
      <text:p text:style-name="P14"><text:span text:style-name="Absatz-Standardschriftart"><text:span text:style-name="T14"><text:tab/>Fügt eine neue Ressource ein.</text:span></text:span></text:p>
      <text:p text:style-name="P14"><text:span text:style-name="Absatz-Standardschriftart"><text:span text:style-name="T14"/></text:span></text:p>
      <text:p text:style-name="P14"><text:span text:style-name="Absatz-Standardschriftart"><text:span text:style-name="T14">DELETE:</text:span></text:span></text:p>
      <text:p text:style-name="P14"><text:span text:style-name="Absatz-Standardschriftart"><text:span text:style-name="T14"><text:tab/>Löscht eine angegebene Ressource </text:span></text:span></text:p>
      <text:p text:style-name="P14"><text:span text:style-name="Absatz-Standardschriftart"><text:span text:style-name="T14"><text:tab/></text:span></text:span></text:p>
      <text:p text:style-name="P2"><text:span text:style-name="Absatz-Standardschriftart"><text:span text:style-name="T14">Clientseitig nutzen wir den von uns erweiterten, in Ember.js integrierten, REST Adapter (</text:span></text:span><text:span text:style-name="Absatz-Standardschriftart"><text:span text:style-name="T22">DS.RESTAdapter</text:span></text:span><text:span text:style-name="Absatz-Standardschriftart"><text:span text:style-name="T14">), um REST-konforme Requests an den Server zu schicken.</text:span></text:span></text:p>
      <text:p text:style-name="P2"><text:span text:style-name="Absatz-Standardschriftart"><text:span text:style-name="T14">Diesem haben wir zusätzliche Funktionen hinzugefügt, um parallel zum REST-Request in den LocalStorage zu schreiben bzw. aus ihm zu lesen.</text:span></text:span></text:p>
      <text:p text:style-name="P2"><text:span text:style-name="Absatz-Standardschriftart"><text:span text:style-name="T14">Der REST Adapter erzeugt, durch den Aufruf einer seiner </text:span></text:span><text:span text:style-name="Absatz-Standardschriftart"><text:span text:style-name="T2">Actions</text:span></text:span><text:span text:style-name="Absatz-Standardschriftart"><text:span text:style-name="T14"><text:note text:id="ftn2" text:note-class="footnote"><text:note-citation>2</text:note-citation><text:note-body><text:p text:style-name="Footnote">Siehe Anhang B Tabellenverzeichnis:Tabelle 2 REST Adapter Actions </text:p></text:note-body></text:note></text:span></text:span><text:span text:style-name="Absatz-Standardschriftart"><text:span text:style-name="T14">, einen </text:span></text:span><text:span text:style-name="Absatz-Standardschriftart"><text:span text:style-name="T23">XMLHttpRequest</text:span></text:span></text:p>
      <text:p text:style-name="P2"><text:span text:style-name="Absatz-Standardschriftart"><text:span text:style-name="T14">um mit dem Server zu kommunizieren.</text:span></text:span></text:p>
      <text:p text:style-name="P2"><text:span text:style-name="Absatz-Standardschriftart"><text:span text:style-name="T14"/></text:span></text:p>
      <text:p text:style-name="P2"><text:span text:style-name="Absatz-Standardschriftart"><text:span text:style-name="T14">Der konkrete Ablauf des Datenaustausches zwischen Client und Server ist im folgenden skizziert:</text:span></text:span></text:p>
      <text:p text:style-name="P2"><text:span text:style-name="Absatz-Standardschriftart"><text:span text:style-name="T14"/></text:span></text:p>
      <text:p text:style-name="P2"><text:span text:style-name="Absatz-Standardschriftart"><text:span text:style-name="T14">1. Ein User loggt sich ein, es wird ein GET-Request an den Server geschickt, dieser beinhaltet seine Anmeldeinformationen. Diese werden vom Server mit der Datenbank abgeglichen.</text:span></text:span><text:span text:style-name="Absatz-Standardschriftart"><text:span text:style-name="T25"> </text:span></text:span><text:span text:style-name="Absatz-Standardschriftart"><text:span text:style-name="T5">Sind die Informationen korrekt, so wird dem User eine Token zugewiesen.</text:span></text:span></text:p>
      <text:p text:style-name="P37"><text:span text:style-name="Absatz-Standardschriftart"><text:span text:style-name="T5">Dieser Token wird bei jedem folgenden Request über den </text:span></text:span><text:span text:style-name="Absatz-Standardschriftart"><text:span text:style-name="T6">HTTP-Header </text:span></text:span><text:span text:style-name="Absatz-Standardschriftart"><text:span text:style-name="T7">mit übergeben.</text:span></text:span></text:p>
      <text:p text:style-name="P38"><text:span text:style-name="Absatz-Standardschriftart"><text:span text:style-name="T8">Anhand dieses Tokens wird überprüft, ob der Request von einem eingeloggten User stammt. </text:span></text:span></text:p>
      <text:p text:style-name="P38"><text:span text:style-name="Absatz-Standardschriftart"><text:span text:style-name="T8"/></text:span></text:p>
      <text:p text:style-name="P38"><text:span text:style-name="Absatz-Standardschriftart"><text:span text:style-name="T8">2. Wenn der Login erfolgreich von statten gegangen ist, dann werden all, zu dem Nutzer gehörigen, Boards und Tickets von dem Server abgefragt. Dabei wird das aktuelle Datum im LocalStorage gespeichert, um im Folgenden nur noch Daten abzufragen, welche sich nach diesem Datum geändert haben.</text:span></text:span></text:p>
      <text:p text:style-name="P2"><text:soft-page-break/><text:span text:style-name="Absatz-Standardschriftart"><text:span text:style-name="T15">3</text:span></text:span><text:span text:style-name="Absatz-Standardschriftart"><text:span text:style-name="T14">. Da <text:s/>der LocalStorage des Users jetzt alle aktuellen Informationen beinhaltet, können wir uns zum Nachladen von Inhalten ausschließlich aus diesem bedienen. Das hat den großen Vorteil das, nach der initialen, längeren Ladezeit beim Einloggen, die Ladezeiten nachfolgend ziemlich gering sind.</text:span></text:span></text:p>
      <text:p text:style-name="P2"><text:span text:style-name="Absatz-Standardschriftart"><text:span text:style-name="T14"/></text:span></text:p>
      <text:p text:style-name="P2"><text:span text:style-name="Absatz-Standardschriftart"><text:span text:style-name="T15">4</text:span></text:span><text:span text:style-name="Absatz-Standardschriftart"><text:span text:style-name="T14">. Nimmt der User jetzt Änderungen vor (zum Beispiel erstellt der Nutzer ein neues Ticket), werden diese Änderungen in den LocalStorage geschrieben und mit dem Server persistiert. Also werden nach dem initialen GET-Request ausschließlich DELETE, POST oder PUT-Requests zum Persistieren an den Server geschickt, da nur diese Operationen Änderungen an den Daten bedeuten. Sollte es aufgrund zu großer Datenmengen zu extremen initialen Ladezeiten kommen, wäre auch ein modulares Nachladen denkbar, also nur dann die Inhalte serverseitig anzufragen wenn sie gebraucht werden. Vorerst ist dies allerdings nicht vorgesehen.</text:span></text:span></text:p>
      <text:p text:style-name="P2"><text:span text:style-name="Absatz-Standardschriftart"><text:span text:style-name="T17"/></text:span></text:p>
      <text:p text:style-name="P2"><text:span text:style-name="Absatz-Standardschriftart"><text:span text:style-name="T9"/></text:span></text:p>
      <text:p text:style-name="P2"><text:span text:style-name="Absatz-Standardschriftart"><text:span text:style-name="T9">4.3. Server</text:span></text:span></text:p>
      <text:p text:style-name="P2"><text:span text:style-name="Absatz-Standardschriftart"><text:span text:style-name="T9"/></text:span></text:p>
      <text:p text:style-name="P2"><text:span text:style-name="Absatz-Standardschriftart"><text:span text:style-name="T9">Den genauen Aufbau unseres Backend können sie dem </text:span></text:span><text:span text:style-name="Absatz-Standardschriftart"><text:span text:style-name="T1">UML-Diagramm</text:span></text:span><text:span text:style-name="Absatz-Standardschriftart"><text:span text:style-name="T1"><text:note text:id="ftn3" text:note-class="footnote"><text:note-citation>3</text:note-citation><text:note-body><text:p text:style-name="P40">Siehe Anhang C Planungsunterlagen: UML</text:p></text:note-body></text:note></text:span></text:span><text:span text:style-name="Absatz-Standardschriftart"><text:span text:style-name="T9"> entnehmen.</text:span></text:span></text:p>
      <text:p text:style-name="P2"><text:span text:style-name="Absatz-Standardschriftart"><text:span text:style-name="T9">Serverseitig haben wir als erstes die gewählte ORM-Library, das ActiveRecord-Framework in der stable-version 1.0, <text:s/>implementiert und die Datenbank erstellt.</text:span></text:span></text:p>
      <text:p text:style-name="P2"><text:span text:style-name="Absatz-Standardschriftart"><text:span text:style-name="T9">Da uns keine zentrale MySQL-Datenbank zur Verfügung stand, haben wir unser Datenbankschema versioniert. Bei Änderungen an der Datenbank wurde somit nur die neue Version commited und die anderen Gruppenmitglieder konnten entsprechend ihre MySQL-Datenbank aktualisieren.</text:span></text:span></text:p>
      <text:p text:style-name="P2"><text:span text:style-name="Absatz-Standardschriftart"><text:span text:style-name="T10">Ein besonderes Problem trat im Zusammenhang mit den Zugangsdaten der Datenbank auf. Wir wollten aus Sicherheitsgründen die Zugangsdaten nicht öffentlich zugänglich versionieren, als einfache Lösung haben wir uns dafür entschieden, die Zugangsdaten aus einer nicht versionierten xml-Datei zu laden, die jedes Gruppenmitglied selbstständig anlegen musste. Für das Laden der entsprechenden Datei haben wir uns im Backend eine Hilfsklasse (</text:span></text:span><text:span text:style-name="Absatz-Standardschriftart"><text:span text:style-name="T21">CredentialsReader</text:span></text:span><text:span text:style-name="Absatz-Standardschriftart"><text:span text:style-name="T10">) geschrieben.</text:span></text:span></text:p>
      <text:p text:style-name="P2"><text:span text:style-name="Absatz-Standardschriftart"><text:span text:style-name="T10"/></text:span></text:p>
      <text:p text:style-name="P2"><text:span text:style-name="Absatz-Standardschriftart"><text:span text:style-name="T10"/></text:span></text:p>
      <text:p text:style-name="P2"><text:span text:style-name="Absatz-Standardschriftart"><text:span text:style-name="T11">REST-API:</text:span></text:span></text:p>
      <text:p text:style-name="P2"><text:span text:style-name="Absatz-Standardschriftart"><text:span text:style-name="T11"/></text:span></text:p>
      <text:p text:style-name="P2"><text:span text:style-name="Absatz-Standardschriftart"><text:span text:style-name="T10">Im nächsten Schritt haben wir uns mit der Behandlung von Requests auseinandergesetzt. Zuerst musste die Konfigurationdatei unseres apache-Webservers, </text:span></text:span><text:span text:style-name="Absatz-Standardschriftart"><text:span text:style-name="T21">.htaccess</text:span></text:span><text:span text:style-name="Absatz-Standardschriftart"><text:span text:style-name="T10">, angepasst werden. Dieses konnten wir dank unserer Vorkenntnisse im Umgang mit Regular Expressions einfach lösen. Es werden dabei alle Requests vom Webserver intern auf eine einzige Datei (</text:span></text:span><text:span text:style-name="Absatz-Standardschriftart"><text:span text:style-name="T21">index.php</text:span></text:span><text:span text:style-name="Absatz-Standardschriftart"><text:span text:style-name="T10">) weitergeleitet, die den zentralen Einstiegspunkt zum Server darstellt. Die übergebenen Request-Parameter werden dabei übernommen, damit diese weiter verarbeitet werden können. Der User bekommt von dieser Weiterleitung nichts mit. Für die Verarbeitung und Aufbereitung der Parameter ist unser </text:span></text:span><text:span text:style-name="Absatz-Standardschriftart"><text:span text:style-name="T21">RequestHandler</text:span></text:span><text:span text:style-name="Absatz-Standardschriftart"><text:span text:style-name="T10"> zuständig. </text:span></text:span></text:p>
      <text:p text:style-name="P2"><text:span text:style-name="Absatz-Standardschriftart"><text:span text:style-name="T10"/></text:span></text:p>
      <text:p text:style-name="P2"><text:span text:style-name="Absatz-Standardschriftart"><text:span text:style-name="T10">Die Verarbeitung umfasst dabei das Auslesen der angefragten REST-Operation, des affektierten Modelnamens, die Dekodierung der übermittelten JSON-Daten und, wenn vorhanden, der mitgelieferten Identifikationsnummer. Die aufbereiteten Parameter werden dann dynamisch in die </text:span></text:span><text:span text:style-name="Absatz-Standardschriftart"><text:span text:style-name="T21">ModelFactory</text:span></text:span><text:span text:style-name="Absatz-Standardschriftart"><text:span text:style-name="T10"> injiziert.</text:span></text:span></text:p>
      <text:p text:style-name="P2"><text:span text:style-name="Absatz-Standardschriftart"><text:span text:style-name="T10"/></text:span></text:p>
      <text:p text:style-name="P2"><text:soft-page-break/><text:span text:style-name="Absatz-Standardschriftart"><text:span text:style-name="T10">In der </text:span></text:span><text:span text:style-name="Absatz-Standardschriftart"><text:span text:style-name="T21">ModelFactory</text:span></text:span><text:span text:style-name="Absatz-Standardschriftart"><text:span text:style-name="T10"> wird zuerst die Verbindung zur Datenbank initialisiert, die Credentials werden dabei mit Hilfe der oben beschriebenen Hilfsklasse geladen. Anhand des übermittelten Modelnamens kann die zugehörige Modelklasse dynamisch instantiiert werden. Die übergebene REST-Operation wird dabei, in der entsprechenden Modelklasse, <text:s/>in Form einer Funktion repräsentiert. Wird zum Beispiel als Operation create </text:span></text:span><text:span text:style-name="Absatz-Standardschriftart"><text:span text:style-name="T9">angefragt für das Model </text:span></text:span><text:span text:style-name="Absatz-Standardschriftart"><text:span text:style-name="T10">user muss in der Modelklasse </text:span></text:span><text:span text:style-name="Absatz-Standardschriftart"><text:span text:style-name="T21">User</text:span></text:span><text:span text:style-name="Absatz-Standardschriftart"><text:span text:style-name="T10"> eine entsprechende Funktion </text:span></text:span><text:span text:style-name="Absatz-Standardschriftart"><text:span text:style-name="T21">createUser</text:span></text:span><text:span text:style-name="Absatz-Standardschriftart"><text:span text:style-name="T10"> implementiert sein. Die JSON-Daten werden als Array, bereinigt von NULL-Werten, in die Modelfunktion injiziert und dort weiter verarbeitet.</text:span></text:span></text:p>
      <text:p text:style-name="P2"><text:span text:style-name="Absatz-Standardschriftart"><text:span text:style-name="T10"/></text:span></text:p>
      <text:p text:style-name="P2"><text:span text:style-name="Absatz-Standardschriftart"><text:span text:style-name="T10">Die Modelklassen repräsentieren unsere Datenbanktabellen und erben von der ActiveRecord/Model-Klasse. So gibt es für jede Tabelle auch eine entsprechende Klasse. In diesen Klassen wird zu der angefragten REST-Operation die entsprechende CRUD-Datenbankoperation durchgeführt. Das Ergebnis dieser Abfrage wird dann, in Form von ActiveRecord-Modelobjekten, zurückgeliefert und wieder bis in den </text:span></text:span><text:span text:style-name="Absatz-Standardschriftart"><text:span text:style-name="T21">RequestHandler</text:span></text:span><text:span text:style-name="Absatz-Standardschriftart"><text:span text:style-name="T10"> zurückgetragen. Im </text:span></text:span><text:span text:style-name="Absatz-Standardschriftart"><text:span text:style-name="T21">RequestHandler</text:span></text:span><text:span text:style-name="Absatz-Standardschriftart"><text:span text:style-name="T10"> wird das Ergebnis dann an die </text:span></text:span><text:span text:style-name="Absatz-Standardschriftart"><text:span text:style-name="T21">ResponseFactory</text:span></text:span><text:span text:style-name="Absatz-Standardschriftart"><text:span text:style-name="T10"> übertragen.</text:span></text:span></text:p>
      <text:p text:style-name="P2"><text:span text:style-name="Absatz-Standardschriftart"><text:span text:style-name="T10">Die </text:span></text:span><text:span text:style-name="Absatz-Standardschriftart"><text:span text:style-name="T21">ResponseFactory</text:span></text:span><text:span text:style-name="Absatz-Standardschriftart"><text:span text:style-name="T10"> ist dann für die Rückgabe des Ergebnisses an den Client zuständig. Dazu wird das Ergebnis wieder in das JSON-Format enkodiert. Dabei gab es ein Problem, wenn das Ergebnis mehrere Objekte umfasst (zum Beispiel alle Tickets eines Users), da der enkodierte JSON-String für den Client nicht im korrekten Format vorlag. Als Lösung haben wir eine zusätzliche </text:span></text:span><text:span text:style-name="Absatz-Standardschriftart"><text:span text:style-name="T21">to_array</text:span></text:span><text:span text:style-name="Absatz-Standardschriftart"><text:span text:style-name="T10">-Funktion in die ActiveRecord/Model-Library implementiert. Damit konnte dieses Problem zufriedenstellend gelöst werden.</text:span></text:span></text:p>
      <text:p text:style-name="P2"><text:span text:style-name="Absatz-Standardschriftart"><text:span text:style-name="T10">Außerdem hat die </text:span></text:span><text:span text:style-name="Absatz-Standardschriftart"><text:span text:style-name="T21">ResponseFactory</text:span></text:span><text:span text:style-name="Absatz-Standardschriftart"><text:span text:style-name="T10"> die Aufgabe im Falle eines Serverfehlers, diesen aufzubereiten, sodass Clientseitig darauf reagiert werden kann (zum Beispiel in Form einer angepassten, userfreundlichen Fehlerbenachrichtigung).</text:span></text:span></text:p>
      <text:p text:style-name="P2"><text:span text:style-name="Absatz-Standardschriftart"><text:span text:style-name="T10">Die </text:span></text:span><text:span text:style-name="Absatz-Standardschriftart"><text:span text:style-name="T21">ResponseFactory</text:span></text:span><text:span text:style-name="Absatz-Standardschriftart"><text:span text:style-name="T10"> hat auch die Verantwortlichkeit die korrekten HTTP-Header für die Antwort zu setzten, abhängig davon ob das Ergebnis erfolgreich war oder ein Fehler aufgetreten ist (und welcher).</text:span></text:span></text:p>
      <text:p text:style-name="P2"><text:span text:style-name="Absatz-Standardschriftart"><text:span text:style-name="T10">Generell behandeln wir serverseitig Exceptions und leiten die Fehlermeldungen, als solche gekennzeichnet, an den Client weiter, damit dort auf den entsprechenden Fehlerfall reagiert werden kann und der User keine Serverfehler angezeigt bekommt. Des Weiteren bietet dies den Vorteil, dass wir durch die Fehlermeldungen clientseitig besser debuggen können.</text:span></text:span></text:p>
      <text:p text:style-name="P2"><text:span text:style-name="Absatz-Standardschriftart"><text:span text:style-name="T10">Das ganze haben wir nochmal grafisch in Form eines UML-Diagrammes aufbereitet (siehe Anhang A.1 UML-Diagramm Server) mit Hilfe des Programms StarUML 5.0.2.1570.</text:span></text:span></text:p>
      <text:p text:style-name="P2"><text:span text:style-name="Absatz-Standardschriftart"><text:span text:style-name="T10"/></text:span></text:p>
      <text:p text:style-name="P2"><text:span text:style-name="Absatz-Standardschriftart"><text:span text:style-name="T10"/></text:span></text:p>
      <text:p text:style-name="P2"><text:span text:style-name="Absatz-Standardschriftart"><text:span text:style-name="T10">4.4 Client</text:span></text:span></text:p>
      <text:p text:style-name="P2"><text:span text:style-name="Absatz-Standardschriftart"><text:span text:style-name="T10"/></text:span></text:p>
      <text:p text:style-name="P2"><text:span text:style-name="Absatz-Standardschriftart"><text:span text:style-name="T10">Für die Clientseitige Implementierung haben wir uns dafür entschlossen die folgenden JavaScript-Bibliotheken zu verwenden:</text:span></text:span></text:p>
      <text:p text:style-name="P9"/>
      <text:p text:style-name="P17">Wir haben uns dafür entschieden diese Funktionalitäten zu implementieren:</text:p>
      <text:p text:style-name="P17"/>
      <text:p text:style-name="P15">- Personal Canban Route</text:p>
      <text:p text:style-name="P17">- Login und Registrierung</text:p>
      <text:p text:style-name="P17">- Boardansicht und <text:span text:style-name="T28">Ticket Komponente</text:span></text:p>
      <text:p text:style-name="P17">- (User-)Profilbereich</text:p>
      <text:p text:style-name="P17">- Boardmanagement</text:p>
      <text:p text:style-name="P17"/>
      <text:p text:style-name="P17"><text:soft-page-break/>Im Folgenden gehen wir näher auf diese Funktionalitäten ein und wie wir diese umgesetzt haben.</text:p>
      <text:p text:style-name="P17"/>
      <text:p text:style-name="P17"><text:span text:style-name="T37">Personal Canban Route</text:span></text:p>
      <text:p text:style-name="P17"/>
      <text:p text:style-name="P34"><text:span text:style-name="T29">Diese Route wird aufgerufen sobald ein User </text:span><text:a xlink:type="simple" xlink:href="http://canban.comule.com/"><text:span text:style-name="T30">http://canban.comule.com</text:span></text:a><text:span text:style-name="T30"> </text:span><text:span text:style-name="T29">aufruft.</text:span></text:p>
      <text:p text:style-name="P35"><text:span text:style-name="T29">Hier wird überprüft ob sich ein User </text:span><text:span text:style-name="T31">erfolgreich eingeloggt hat</text:span><text:span text:style-name="T31"><text:note text:id="ftn0" text:note-class="footnote"><text:note-citation>4</text:note-citation><text:note-body><text:p text:style-name="P41">Siehe 4.2 <text:span text:style-name="Absatz-Standardschriftart"><text:span text:style-name="T14">Kommunikation zwischen Server und Client</text:span></text:span></text:p></text:note-body></text:note></text:span></text:p>
      <text:p text:style-name="P17">Ist dies der Fall, dann wird der Benutzer auf sein <text:span text:style-name="T3">Mainboard</text:span><text:span text:style-name="T26"> </text:span><text:span text:style-name="T3">weitergeleitet, nachdem alle neuen Änderungen per GET-Request von dem Server angefordert wurden.</text:span></text:p>
      <text:p text:style-name="P29">Das Mainboard gibt dem Nutzer eine Übersicht über alle Tickets, auf allen anderen Boards.</text:p>
      <text:p text:style-name="P17"><text:span text:style-name="T3">Ist noch kein Nutzer angemeldet, wird er auf die </text:span><text:span text:style-name="T4">LoginRoute</text:span><text:span text:style-name="T3"> weitergeleitet.</text:span></text:p>
      <text:p text:style-name="P17"/>
      <text:p text:style-name="P18">Login</text:p>
      <text:p text:style-name="P17"/>
      <text:p text:style-name="P17">Der Login wird über die Route <text:span text:style-name="T20">/login</text:span> angesprochen. Beim Aufrufen dieser wird entsprechend der <text:span text:style-name="T20">LoginController</text:span> und das zugehörige <text:span text:style-name="T20">login_template</text:span> geladen. Das <text:span text:style-name="T20">login_template</text:span> besteht dabei aus <text:s/>einem Formular mit Inputfeldern, die mit der <text:span text:style-name="T20">ValidationView</text:span> und darüber mit dem <text:span text:style-name="T20">LoginController</text:span> verbunden sind, diese ist für die on-the-fly Validation der Usereingaben zuständig. Werden die validen Eingaben durch Bestätigung (Klick auf Login) übertragen, wird im Controller die <text:span text:style-name="T20">save</text:span>-Methode des <text:span text:style-name="T20">EmberStores</text:span> aufgerufen. Dabei werden die Daten über den <text:span text:style-name="T20">RESTAdapter</text:span> als GET-Request an den Server geschickt und dort anhand der eingegebenen E-Mail Adresse mit der Datenbank verglichen. </text:p>
      <text:p text:style-name="P17"/>
      <text:p text:style-name="P17">Sollte kein Eintrag vorhanden sein, wird der User auf die Registrierungsseite weitergeleitet. Wird der User in der Datenbank gefunden, wird überprüft ob sein eingegebenes Passwort mit dem Vorhandenem übereinstimmt. Die Response die zurück an den Client geliefert wird, enthält das <text:s/>Usermodel oder im Fehlerfall eine Fehlermeldung, die aufgearbeitet dem Nutzer angezeigt wird bzw. zu einer Weiterleitung führt. Am Ende des erfolgreichen Logins werden die Daten mit dem LocalStorage persistiert und der Nutzer wird zur <text:span text:style-name="T20">PersonalCanbanRoute</text:span> zurück geleitet.</text:p>
      <text:p text:style-name="P17"/>
      <text:p text:style-name="P18">Registrierung</text:p>
      <text:p text:style-name="P17"/>
      <text:p text:style-name="P17">Die Route ist <text:span text:style-name="T20">/registration</text:span>, das Prinzip dahinter ist dem des Logins sehr ähnlich. Den einzigen Unterschied gibt es in der Kommunikation mit dem Server, <text:s/>es wird diesmal ein POST-Request an den Server gesendet und der User wird neu in der Datenbank angelegt. </text:p>
      <text:p text:style-name="P17"/>
      <text:p text:style-name="P18">Boardansicht</text:p>
      <text:p text:style-name="P17"/>
      <text:p text:style-name="P17">Die Boardansicht wird über die Route <text:span text:style-name="T20">/board/:board_name</text:span> aufgerufen.</text:p>
      <text:p text:style-name="P17">Dabei wird mit dem „<text:span text:style-name="T20">:</text:span>“ angegeben, dass der nachfolgende Teil der Route variable ist. Das <text:span text:style-name="T20">board_name </text:span><text:span text:style-name="T27">wird zu einer Variablen geparst auf </text:span>dessen Inhalt in der <text:span text:style-name="T20">BoardRoute</text:span> zugegriffen werden kann. Wird diese Route aufgerufen, so wird in dem model-hook des Controllers eine Anfrage an den <text:span text:style-name="T20">EmberStore</text:span> geschickt, welche nach einem Board sucht dessen Name dem Inhalt des variablen Teils entspricht.</text:p>
      <text:p text:style-name="P17">Kann ein entsprechendes Board nicht gefunden werden, so wird der User darauf <text:soft-page-break/>hingewiesen, dass die gesuchte Seite nicht existiert. Gibt es ein Board mit dem eingegeben Namen, so wird es dem User angezeigt. Hier ist es ihm möglich seine vorhanden Tickets zu bearbeiten oder zu löschen. <text:s/>Die Tickets werden hier mit Hilfe der <text:span text:style-name="T20">TicketComponent</text:span> angezeigt.</text:p>
      <text:p text:style-name="P17">Des Weiteren kann das <text:span text:style-name="T20">BoardMenu</text:span> genutzt werden um sich Informationen zum Board anzeigen zu lassen, Einstellungen des Boards zu ändern oder neue Tickets auf dem Board anzulegen. In den ersten beiden Fällen wird der User auf die entsprechenden Bereiche im Boardmanagement weitergeleitet.</text:p>
      <text:p text:style-name="P17"/>
      <text:p text:style-name="P16">Ticket Komponente</text:p>
      <text:p text:style-name="P17"/>
      <text:p text:style-name="P17">Die <text:span text:style-name="T20">TicketComponent</text:span> ist für die Darstellung von Tickets und Verarbeitung von Usereingaben zuständig. Dafür stellt sie verschiedene Ansichten bereit:</text:p>
      <text:p text:style-name="P17"/>
      <text:p text:style-name="P17"><text:span text:style-name="T20">basic</text:span>:</text:p>
      <text:p text:style-name="P17"><text:tab/>Es wird nur der Titel angezeigt und ein Menü, um zu den anderen Ansichten zu <text:tab/>wechseln.</text:p>
      <text:p text:style-name="P19">details:</text:p>
      <text:p text:style-name="P17"><text:tab/>In dieser Ansicht sieht der User zusätzlich zu dem Titel auch noch den Inhalt des <text:tab/>Tickets. Diese und die folgenden Ansichten werden in Form eines jQuery-Dialogs <text:tab/>angezeigt.</text:p>
      <text:p text:style-name="P17"><text:span text:style-name="T20">edit</text:span>: </text:p>
      <text:p text:style-name="P17"><text:tab/>Hier werden sowohl der Titel als auch der Inhalt des Tickets in Form von <text:tab/>Inputfeldern angezeigt. Nimmt der User hier Änderungen vor, wird überprüft ob das <text:tab/>Titel-Inputfeld leer ist. Hierfür wird die bereits erwähnte <text:span text:style-name="T20">ValidationView</text:span> genutzt.</text:p>
      <text:p text:style-name="P17"><text:tab/>Klickt der User auf den Save-Button, dann werden die geänderten Daten an den <text:tab/><text:span text:style-name="T20">EmberStore</text:span> übergeben und werden per PUT-Request vom Server persistiert.</text:p>
      <text:p text:style-name="P17"><text:tab/>Klickt er hingegen auf den Cancel-Button, werden die Änderungen rückgängig <text:tab/>gemacht und die Ansicht wechselt in den <text:span text:style-name="T20">basic</text:span>-Modus zurück.</text:p>
      <text:p text:style-name="P17"><text:span text:style-name="T20">delete</text:span>:</text:p>
      <text:p text:style-name="P17"><text:tab/>Wenn der Nutzer in diese Ansicht wechselt, sieht er nochmal den Titel und Inhalt <text:tab/>des Tickets und kann sich für das Klicken auf Delete oder Cancel entscheiden. <text:tab/>Klickt er auf Delete wird ein DELETE-Request an den Server geschickt und es gibt <text:s/><text:tab/>keine <text:tab/>Möglichkeit dies wieder rückgängig zu machen. </text:p>
      <text:p text:style-name="P17"/>
      <text:p text:style-name="P18">Profile</text:p>
      <text:p text:style-name="P18"/>
      <text:p text:style-name="P17">Im Profile-Bereich, Route <text:span text:style-name="T20">/profile</text:span>, hat der User die Möglichkeit seine persönlichen Angaben zu ändern, wie zum Beispiel den Namen oder das Passwort. Der Bereich besteht aus einem Formular mit Inputfeldern die validiert werden. Die Felder sind mit den Userdaten vorausgefüllt, damit der User nicht alles eingeben muss, wenn er nur ein Feld ändern möchte.</text:p>
      <text:p text:style-name="P17">Es besteht die Möglichkeit von der Profile-Seite zurück zur <text:span text:style-name="T20">PersonalCanbanRoute</text:span> zu wechseln, seine veränderten Daten zu speichern, den Vorgang mit Cancel abzubrechen und die vorherigen Daten wiederherzustellen und sich selbst zu löschen. Beim Löschen erscheint ein Sicherheits-Popup das bestätigt werden muss, geschieht dieses wird der User endgültig gelöscht und zurück zur Registrierungs-Seite geleitet.</text:p>
      <text:p text:style-name="P17"/>
      <text:p text:style-name="P17"/>
      <text:p text:style-name="P30">Boardmanagement</text:p>
      <text:p text:style-name="P30"><text:soft-page-break/></text:p>
      <text:p text:style-name="P31">Über das Boardmanagement, Route <text:span text:style-name="T20">/boards/management</text:span><text:span text:style-name="T35">, ist es dem User möglich, eine Auflistung aller seiner Boards zu sehen, sowie die Gesamtanzahl seiner Boards und Tickets. Des Weiteren ist es möglich, sich zu jedem Board Informationen, wie z. B. sein Erstellungsdatum oder den eingestellten WIP, anzeigen lassen oder diese auch bearbeiten. Diese Option steht nicht für das Mainboard zu Verfügung, da dieses eine einfache Übersicht über alle vorhanden</text:span><text:span text:style-name="T36">en</text:span><text:span text:style-name="T35"> Tickets ist und somit nicht über Einstellungen wie einen WIP verfügt.</text:span></text:p>
      <text:p text:style-name="P31"><text:span text:style-name="T35">Außerdem kann jederzeit zu einem beliebigen Board gewechselt werden.</text:span></text:p>
      <text:p text:style-name="P2"><text:span text:style-name="Absatz-Standardschriftart"><text:span text:style-name="T24"/></text:span></text:p>
      <text:p text:style-name="P2"><text:span text:style-name="Absatz-Standardschriftart"><text:span text:style-name="T14"/></text:span></text:p>
      <text:p text:style-name="P2"><text:span text:style-name="Absatz-Standardschriftart"><text:span text:style-name="T16">5. Testing</text:span></text:span></text:p>
      <text:p text:style-name="P2"><text:span text:style-name="Absatz-Standardschriftart"><text:span text:style-name="T14"/></text:span></text:p>
      <text:p text:style-name="P2"><text:span text:style-name="Absatz-Standardschriftart"><text:span text:style-name="T14">Beim Testen unserer Applikation haben wir uns statischer Software-Testverfahren bedient, insbesondere das kontinuierliche, gegenseitige durchführen von Reviews hat uns geholfen die selbst festgelegte Qualität zu sichern.</text:span></text:span></text:p>
      <text:p text:style-name="P2"><text:span text:style-name="Absatz-Standardschriftart"><text:span text:style-name="T14">Des Weiteren, da jedes Gruppenmitglied für seinen </text:span></text:span><text:span text:style-name="Absatz-Standardschriftart"><text:span text:style-name="T2">Features selbst verantwortlich war</text:span></text:span><text:span text:style-name="Absatz-Standardschriftart"><text:span text:style-name="T14"><text:note text:id="ftn4" text:note-class="footnote"><text:note-citation>5</text:note-citation><text:note-body><text:p text:style-name="P12"><text:span text:style-name="Absatz-Standardschriftart"><text:span text:style-name="T19"><text:s text:c="6"/>In Kapitel 4.1. (Vorbereitung) beschrieben</text:span></text:span></text:p></text:note-body></text:note></text:span></text:span><text:span text:style-name="Absatz-Standardschriftart"><text:span text:style-name="T14">, musste vor dem mergen des entsprechenden FeatureBranches ein Komponententest durchgeführt werden, in dem die Funktionalität ausschließlich dieses Features getestet wurde. Erst danach durften die Änderungen in unseren Master-Branch gemerged werden.</text:span></text:span></text:p>
      <text:p text:style-name="P2"><text:span text:style-name="Absatz-Standardschriftart"><text:span text:style-name="T14">Um unsere REST-API clientunabhängig zu testen hat uns ein Firefox-Addon geholfen, da das testen ohne implementierte Funktionalitäten nicht möglich war. Das korrekte Zusammenspiel zwischen Server und Client wurde danach mit Hilfe eines Integrationstests sichergestellt. Ein abschließender Systemtest mit Testdaten wurde, vor Abgabe des Projektes an den Auftraggeber, mit dem Blackbox-Verfahren durchgeführt, um die Gesamtfunktionalitäten <text:s/>der Applikation aus Usersicht zu überprüfen. Insbesondere wurde dabei der Blick auf unsere selbst gestellten Anforderungen gelegt und ob wir diese zufriedenstellend erfüllt haben. Ob der Auftraggeber ebenfalls mit der Umsetzung seiner gestellten Anforderungen zufrieden ist, wird dieser in einem finalen Abnahmetest erörtern.</text:span></text:span></text:p>
      <text:p text:style-name="P2"><text:span text:style-name="Absatz-Standardschriftart"><text:span text:style-name="T14">Leider konnten wir es auch zeitlichen Gründen nicht schaffen testgetrieben mit Unittests zu entwickeln und weitere Testverfahren, wie zum Beispiel Lasttests oder Sicherheitstests, durchzuführen. Ebenfalls hatten wir auch keinen allgemeingültigen Testplan, sodass die Gruppenmitglieder sich selbst um den Umfang und Ablauf der Tests kümmern mussten.</text:span></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6">6. Fazit</text:span></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3">6.1. Soll-Ist-Abgleich</text:span></text:span></text:p>
      <text:p text:style-name="P2"><text:span text:style-name="Absatz-Standardschriftart"><text:span text:style-name="T14"/></text:span></text:p>
      <text:p text:style-name="P2"><text:span text:style-name="Absatz-Standardschriftart"><text:span text:style-name="T14">Im Folgenden wollen wir näher darauf eingehen, welche Features aus unserer Planung umgesetzt werden konnten und welche nicht. Des Weiteren werden wir erläutern, warum geplante Funktionalitäten nicht umgesetzt wurden.</text:span></text:span></text:p>
      <text:p text:style-name="P2"><text:span text:style-name="Absatz-Standardschriftart"><text:span text:style-name="T14"/></text:span></text:p>
      <text:p text:style-name="P2"><text:span text:style-name="Absatz-Standardschriftart"><text:span text:style-name="T14">Nach Vorbild des Kanban-Zeitmanagement-Systems besteht der Hauptbereich unserer Applikation aus dem persönlichen Board und Tickets. Die Ticketfunktionalitäten sind dabei durch Icons dargestellt und in der Hauptansicht ist nur der Titel des Tickets erkennbar. <text:s/>Priorisierungen werden durch verschiedenfarbige Tickets dargestellt. Durch diese Wahl der Darstellung können wir ein hohes Maß an Übersichtlichkeit gewährleisten, dass uns </text:span></text:span><text:soft-page-break/><text:span text:style-name="Absatz-Standardschriftart"><text:span text:style-name="T14">schon während der Planungsphase wichtig war. </text:span></text:span></text:p>
      <text:p text:style-name="P2"><text:span text:style-name="Absatz-Standardschriftart"><text:span text:style-name="T14">Das geplante Boardmanagement konnten wir ebenfalls in Grundzügen umsetzten, allerdings ist dort sicher noch viel Potential nach oben, so wären zum Beispiel <text:s/>zusätzliche Individualisierungsmöglichkeiten des Boards denkbar. </text:span></text:span></text:p>
      <text:p text:style-name="P2"><text:span text:style-name="Absatz-Standardschriftart"><text:span text:style-name="T14">Bei der Implementierung haben wir die vorgesehenen Designprinzipien wie Seperation of Concerns, Single-Responsibility-Principle und Dependency Injection umgesetzt. Da wir uns an das Ember.js-Coreconcept gehalten haben und diese Prinzipien dort Standard sind. Lediglich in unseren PHP-Klassen mussten wir diese Prinzipien aktiv implementieren und haben dazu die angedachten Design Pattern verwendet. </text:span></text:span></text:p>
      <text:p text:style-name="P2"><text:span text:style-name="Absatz-Standardschriftart"><text:span text:style-name="T14">Das Observer-Subject-Pattern kommt allerdings in unserer aktuellen Implementation bisher nicht zum Einsatz, da uns dies nicht zielführend erschien. Man könnte damit zwar die Kopplung zwischen den Klassen im Backend noch loser gestalten, allerdings ist unser Backend recht schmal aufgebaut und es hat sich kein Anwendungsfall ergeben, indem dies notwendig gewesen wäre.</text:span></text:span></text:p>
      <text:p text:style-name="P2"><text:span text:style-name="Absatz-Standardschriftart"><text:span text:style-name="T14">Durch die Nutzung der besagten Prinzipien ist unsere Implementation durch ein hohes Maß an Austauschbarkeit und Erweiterbarkeit gekennzeichnet.</text:span></text:span></text:p>
      <text:p text:style-name="P2"><text:span text:style-name="Absatz-Standardschriftart"><text:span text:style-name="T14"/></text:span></text:p>
      <text:p text:style-name="P2"><text:span text:style-name="Absatz-Standardschriftart"><text:span text:style-name="T14">Aus zeitlichen Gründen konnten wir es nicht schaffen das Terminieren von Tickets einzubinden. Auch statistische Auswertungen zum Durchsatz und Engpässen, sowie <text:s/>nachträglich einsehbare Zustandsveränderungen konnten nicht mehr umgesetzt werden.</text:span></text:span></text:p>
      <text:p text:style-name="P2"><text:span text:style-name="Absatz-Standardschriftart"><text:span text:style-name="T14">Leider war es uns ebenfalls nicht möglich ein Gruppenmanagement zu entwickeln, da die zusätzliche Komplexität, die dieses Themas mit sich gebracht hätte, den Rahmen des Projektes gesprengt hätte. <text:s text:c="453"/></text:span></text:span></text:p>
      <text:p text:style-name="P2"><text:span text:style-name="Absatz-Standardschriftart"><text:span text:style-name="T14"/></text:span></text:p>
      <text:p text:style-name="P2"><text:span text:style-name="Absatz-Standardschriftart"><text:span text:style-name="T13">6.2 Ausblick</text:span></text:span></text:p>
      <text:p text:style-name="P2"><text:span text:style-name="Absatz-Standardschriftart"><text:span text:style-name="T14"/></text:span></text:p>
      <text:p text:style-name="P2"><text:span text:style-name="Absatz-Standardschriftart"><text:span text:style-name="T14">In dem Projekt sehen wir sehr viel Potential, das wir gerne weiter ausgeschöpft hätten, wenn mehr Zeit für das Projekt gegeben wäre. Dazu gehört insbesondere die Umsetzung der in 6.1. Soll-Ist-Abgleich beschriebenen Features, die bisher nicht realisiert werden konnten. So würden wir gerne das Boardmanagement um weitere Individualisierungsmöglichkeiten, bezüglich der Darstellung und Funktionalität des Boards und der Tickets, erweitern. <text:s/>Ein gutes Beispiel hierfür wäre die Möglichkeit, dass der User die Anzahl und Benennung seiner Boardspalten selbst vor nimmt. Außerdem würden es uns reizen ein vollwertiges Gruppenmanagement zu implementieren.</text:span></text:span></text:p>
      <text:p text:style-name="P2"><text:span text:style-name="Absatz-Standardschriftart"><text:span text:style-name="T14">Um eine Schnittstelle zwischen den beiden Teilen des Mittelstufenprojekts, unser Marketingkonzept und unsere Applikation, zu schaffen, wäre ein Refactoring nach </text:span></text:span><text:span text:style-name="Absatz-Standardschriftart"><text:span text:style-name="T2">SEO</text:span></text:span><text:span text:style-name="Absatz-Standardschriftart"><text:span text:style-name="T14"><text:note text:id="ftn5" text:note-class="footnote"><text:note-citation>6</text:note-citation><text:note-body><text:p text:style-name="Footnote">SEO = Search Engine Optimization (Suchmaschinenoptimierung)</text:p></text:note-body></text:note></text:span></text:span><text:span text:style-name="Absatz-Standardschriftart"><text:span text:style-name="T14">-Gesichtspunkten wünschenswert.</text:span></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3">6.3 Schlusswort</text:span></text:span></text:p>
      <text:p text:style-name="P2"><text:span text:style-name="Absatz-Standardschriftart"><text:span text:style-name="T14"/></text:span></text:p>
      <text:p text:style-name="P2"><text:span text:style-name="Absatz-Standardschriftart"><text:span text:style-name="T14">Das Projekt hat uns sehr viel Spaß bereitet und den Lerneffekt schätzen wir sehr hoch ein. Wir haben sowohl technische Fertigkeiten im Umgang mit dem Ember.js-Framework erworben, als auch generell in der Programmierung mit JavaScript und PHP. Für uns völlig neue Technologien wie Grunt und LESS runden den sehr guten Gesamteindruck ab. Des Weiteren haben wir uns intensiv mit verschiedenen Designprinzipien und dem REST-Paradigma auseinandergesetzt. </text:span></text:span></text:p>
      <text:p text:style-name="P2"><text:span text:style-name="Absatz-Standardschriftart"><text:span text:style-name="T14">Generell sehen wir diese Form der Web-Applikationen als zukunftsweisend an und werden uns definitiv im Arbeitsumfeld oder privat weiterhin mit diesen Themen beschäftigen. Die </text:span></text:span><text:soft-page-break/><text:span text:style-name="Absatz-Standardschriftart"><text:span text:style-name="T14">Fortführung des Projektes im Privatbereich ist auch sehr gut denkbar, allerdings würden wir dann testgetrieben mit Unittests entwickeln, um unsere selbst festgelegte Qualität sicher zu stellen.</text:span></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4"/></text:span></text:p>
      <text:p text:style-name="P2"><text:span text:style-name="Absatz-Standardschriftart"><text:span text:style-name="T16">A Begriffserläuterungen</text:span></text:span></text:p>
      <text:p text:style-name="P2"><text:span text:style-name="Absatz-Standardschriftart"><text:span text:style-name="T16"/></text:span></text:p>
      <text:p text:style-name="P2"><text:span text:style-name="Absatz-Standardschriftart"><text:span text:style-name="T16">4. Implementierung</text:span></text:span></text:p>
      <text:p text:style-name="P2"><text:span text:style-name="Absatz-Standardschriftart"><text:span text:style-name="T16"/></text:span></text:p>
      <text:p text:style-name="P2"><text:span text:style-name="Absatz-Standardschriftart"><text:span text:style-name="T16">4.1. Vorbereitung</text:span></text:span></text:p>
      <text:p text:style-name="P2"><text:span text:style-name="Absatz-Standardschriftart"><text:span text:style-name="T16"/></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P23">Begriff</text:p>
          </table:table-cell>
          <table:table-cell table:style-name="Tabelle1.A1" office:value-type="string">
            <text:p text:style-name="P24">Version vom</text:p>
          </table:table-cell>
          <table:table-cell table:style-name="Tabelle1.C1" office:value-type="string">
            <text:p text:style-name="P23">Erläuterung/Link</text:p>
          </table:table-cell>
        </table:table-row>
        <table:table-row>
          <table:table-cell table:style-name="Tabelle1.A2" office:value-type="string">
            <text:p text:style-name="P2"><text:span text:style-name="Absatz-Standardschriftart"><text:span text:style-name="T32">Commit</text:span></text:span></text:p>
          </table:table-cell>
          <table:table-cell table:style-name="Tabelle1.A2" office:value-type="string">
            <text:p text:style-name="P3"><text:span text:style-name="Absatz-Standardschriftart"><text:span text:style-name="T32">07.05.2014</text:span></text:span></text:p>
          </table:table-cell>
          <table:table-cell table:style-name="Tabelle1.C2" office:value-type="string">
            <text:p text:style-name="P2"><text:span text:style-name="Absatz-Standardschriftart"><text:span text:style-name="T32">http://de.wikipedia.org/wiki/Commit</text:span></text:span></text:p>
          </table:table-cell>
        </table:table-row>
        <table:table-row>
          <table:table-cell table:style-name="Tabelle1.A2" office:value-type="string">
            <text:p text:style-name="P2"><text:span text:style-name="Absatz-Standardschriftart"><text:span text:style-name="T32">Git</text:span></text:span></text:p>
          </table:table-cell>
          <table:table-cell table:style-name="Tabelle1.A2" office:value-type="string">
            <text:p text:style-name="P3"><text:span text:style-name="Absatz-Standardschriftart"><text:span text:style-name="T32">07.05.2014</text:span></text:span></text:p>
          </table:table-cell>
          <table:table-cell table:style-name="Tabelle1.C2" office:value-type="string">
            <text:p text:style-name="P2"><text:span text:style-name="Absatz-Standardschriftart"><text:span text:style-name="T32">http://git-scm.com/</text:span></text:span></text:p>
          </table:table-cell>
        </table:table-row>
        <table:table-row>
          <table:table-cell table:style-name="Tabelle1.A2" office:value-type="string">
            <text:p text:style-name="P2"><text:span text:style-name="Absatz-Standardschriftart"><text:span text:style-name="T32">Repository </text:span></text:span></text:p>
          </table:table-cell>
          <table:table-cell table:style-name="Tabelle1.A2" office:value-type="string">
            <text:p text:style-name="P5"><text:span text:style-name="Absatz-Standardschriftart"><text:span text:style-name="T17">07.05.2014</text:span></text:span></text:p>
            <text:p text:style-name="P5"><text:span text:style-name="Absatz-Standardschriftart"><text:span text:style-name="T17">29.05.2014</text:span></text:span></text:p>
          </table:table-cell>
          <table:table-cell table:style-name="Tabelle1.C2" office:value-type="string">
            <text:p text:style-name="P6"><text:span text:style-name="Absatz-Standardschriftart"><text:span text:style-name="T17">http://de.wikipedia.org/wiki/Repository</text:span></text:span></text:p>
            <text:p text:style-name="P7"><text:span text:style-name="Absatz-Standardschriftart"><text:span text:style-name="T33">https://github.com/Canbanizers/Canban </text:span></text:span><text:span text:style-name="Absatz-Standardschriftart"><text:span text:style-name="T32">(unser Repository)</text:span></text:span></text:p>
          </table:table-cell>
        </table:table-row>
        <table:table-row>
          <table:table-cell table:style-name="Tabelle1.A2" office:value-type="string">
            <text:p text:style-name="P6"><text:span text:style-name="Absatz-Standardschriftart"><text:span text:style-name="T17">IDE </text:span></text:span></text:p>
          </table:table-cell>
          <table:table-cell table:style-name="Tabelle1.A2" office:value-type="string">
            <text:p text:style-name="P5"><text:span text:style-name="Absatz-Standardschriftart"><text:span text:style-name="T17"/></text:span></text:p>
            <text:p text:style-name="P5"><text:span text:style-name="Absatz-Standardschriftart"><text:span text:style-name="T17">07.05.2014</text:span></text:span></text:p>
          </table:table-cell>
          <table:table-cell table:style-name="Tabelle1.C2" office:value-type="string">
            <text:p text:style-name="P4"><text:span text:style-name="Absatz-Standardschriftart"><text:span text:style-name="T17">Integrierte Entwicklungsumgebung</text:span></text:span></text:p>
            <text:p text:style-name="P4"><text:span text:style-name="Absatz-Standardschriftart"><text:span text:style-name="T17">http://de.wikipedia.org/wiki/Integrierte_Entwicklungsumgebung</text:span></text:span></text:p>
          </table:table-cell>
        </table:table-row>
      </table:table>
      <text:p text:style-name="P2"><text:span text:style-name="Absatz-Standardschriftart"><text:span text:style-name="T17"><text:tab/><text:tab/></text:span></text:span></text:p>
      <text:p text:style-name="P2"><text:soft-page-break/><text:span text:style-name="Absatz-Standardschriftart"><text:span text:style-name="T17"><text:tab/></text:span></text:span></text:p>
      <text:p text:style-name="P2"><text:span text:style-name="Absatz-Standardschriftart"><text:span text:style-name="T16">4.2. Server</text:span></text:span><text:span text:style-name="Absatz-Standardschriftart"><text:span text:style-name="T17"><text:tab/><text:tab/></text:span></text:span></text:p>
      <text:p text:style-name="P2"><text:span text:style-name="Absatz-Standardschriftart"><text:span text:style-name="T16"/></text:span></text:p>
      <table:table table:name="Tabelle2" table:style-name="Tabelle2">
        <table:table-column table:style-name="Tabelle2.A"/>
        <table:table-column table:style-name="Tabelle2.B"/>
        <table:table-column table:style-name="Tabelle2.C"/>
        <table:table-row>
          <table:table-cell table:style-name="Tabelle2.A1" office:value-type="string">
            <text:p text:style-name="P23">Begriff</text:p>
          </table:table-cell>
          <table:table-cell table:style-name="Tabelle2.A1" office:value-type="string">
            <text:p text:style-name="P24">Version vom</text:p>
          </table:table-cell>
          <table:table-cell table:style-name="Tabelle2.C1" office:value-type="string">
            <text:p text:style-name="P23">Erläuterung/Link</text:p>
          </table:table-cell>
        </table:table-row>
        <table:table-row>
          <table:table-cell table:style-name="Tabelle2.A2" office:value-type="string">
            <text:p text:style-name="P2"><text:span text:style-name="Absatz-Standardschriftart"><text:span text:style-name="T32">Regular Expression</text:span></text:span></text:p>
          </table:table-cell>
          <table:table-cell table:style-name="Tabelle2.A2" office:value-type="string">
            <text:p text:style-name="P3"><text:span text:style-name="Absatz-Standardschriftart"><text:span text:style-name="T32"/></text:span></text:p>
            <text:p text:style-name="P3"><text:span text:style-name="Absatz-Standardschriftart"><text:span text:style-name="T32"><text:s/>12.05.2014 </text:span></text:span></text:p>
          </table:table-cell>
          <table:table-cell table:style-name="Tabelle2.C2" office:value-type="string">
            <text:p text:style-name="P20">Regulärer Ausdruck</text:p>
            <text:p text:style-name="P13"><text:span text:style-name="Absatz-Standardschriftart"><text:span text:style-name="T32">http://de.wikipedia.org/wiki/Regul%C3%A4rer_Ausdruck</text:span></text:span></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B Tabellenverzeichnis</text:p>
      <text:p text:style-name="P21"/>
      <text:p text:style-name="P2"><text:span text:style-name="Absatz-Standardschriftart"><text:span text:style-name="T10">Tabelle 1. Clientseitige Bibliotheksversionen</text:span></text:span></text:p>
      <table:table table:name="Tabelle3" table:style-name="Tabelle3">
        <table:table-column table:style-name="Tabelle3.A"/>
        <table:table-column table:style-name="Tabelle3.B"/>
        <table:table-row>
          <table:table-cell table:style-name="Tabelle3.A1" office:value-type="string">
            <text:p text:style-name="P25">Name (Version)</text:p>
          </table:table-cell>
          <table:table-cell table:style-name="Tabelle3.B1" office:value-type="string">
            <text:p text:style-name="P25">Verwendungszweck</text:p>
          </table:table-cell>
        </table:table-row>
        <table:table-row>
          <table:table-cell table:style-name="Tabelle3.A2" office:value-type="string">
            <text:p text:style-name="P2"><text:span text:style-name="Absatz-Standardschriftart"><text:span text:style-name="T10">ember (1.4.0)</text:span></text:span></text:p>
          </table:table-cell>
          <table:table-cell table:style-name="Tabelle3.B2" office:value-type="string">
            <text:p text:style-name="P26">Hauptframework der <text:s/>Applikation</text:p>
          </table:table-cell>
        </table:table-row>
        <table:table-row>
          <table:table-cell table:style-name="Tabelle3.A2" office:value-type="string">
            <text:p text:style-name="P2"><text:span text:style-name="Absatz-Standardschriftart"><text:span text:style-name="T10">ember-data (1.0.0b7)</text:span></text:span></text:p>
          </table:table-cell>
          <table:table-cell table:style-name="Tabelle3.B2" office:value-type="string">
            <text:p text:style-name="P26">Persistieren von Applikationsdaten</text:p>
          </table:table-cell>
        </table:table-row>
        <table:table-row>
          <table:table-cell table:style-name="Tabelle3.A2" office:value-type="string">
            <text:p text:style-name="P2"><text:span text:style-name="Absatz-Standardschriftart"><text:span text:style-name="T10">handlebars (1.3.0)</text:span></text:span></text:p>
          </table:table-cell>
          <table:table-cell table:style-name="Tabelle3.B2" office:value-type="string">
            <text:p text:style-name="P26">Templateengine</text:p>
          </table:table-cell>
        </table:table-row>
        <text:soft-page-break/>
        <table:table-row>
          <table:table-cell table:style-name="Tabelle3.A2" office:value-type="string">
            <text:p text:style-name="P2"><text:span text:style-name="Absatz-Standardschriftart"><text:span text:style-name="T10">Moment.js (2.5.1)</text:span></text:span></text:p>
          </table:table-cell>
          <table:table-cell table:style-name="Tabelle3.B2" office:value-type="string">
            <text:p text:style-name="P26">Datumsformatierung</text:p>
          </table:table-cell>
        </table:table-row>
        <table:table-row>
          <table:table-cell table:style-name="Tabelle3.A2" office:value-type="string">
            <text:p text:style-name="P2"><text:span text:style-name="Absatz-Standardschriftart"><text:span text:style-name="T10">bootstrap (3.1.1)</text:span></text:span></text:p>
          </table:table-cell>
          <table:table-cell table:style-name="Tabelle3.B6" table:number-rows-spanned="3" office:value-type="string">
            <text:p text:style-name="P26">Design und DOM-Manipulation</text:p>
          </table:table-cell>
        </table:table-row>
        <table:table-row>
          <table:table-cell table:style-name="Tabelle3.A2" office:value-type="string">
            <text:p text:style-name="P2"><text:span text:style-name="Absatz-Standardschriftart"><text:span text:style-name="T10">jquery (1.10.2)</text:span></text:span></text:p>
          </table:table-cell>
          <table:covered-table-cell/>
        </table:table-row>
        <table:table-row>
          <table:table-cell table:style-name="Tabelle3.A2" office:value-type="string">
            <text:p text:style-name="P2"><text:span text:style-name="Absatz-Standardschriftart"><text:span text:style-name="T10">jquery-ui (1.10.4.custom)</text:span></text:span></text:p>
          </table:table-cell>
          <table:covered-table-cell/>
        </table:table-row>
      </table:table>
      <text:p text:style-name="P9"/>
      <text:p text:style-name="P10"/>
      <text:p text:style-name="P2"/>
      <text:p text:style-name="P2"><text:span text:style-name="Absatz-Standardschriftart"><text:span text:style-name="T19">Tabelle 2</text:span></text:span><text:span text:style-name="Absatz-Standardschriftart"><text:span text:style-name="T14"> REST Adapter Actions</text:span></text:span></text:p>
      <table:table table:name="Tabelle4" table:style-name="Tabelle4">
        <table:table-column table:style-name="Tabelle4.A" table:number-columns-repeated="3"/>
        <table:table-row>
          <table:table-cell table:style-name="Tabelle4.A1" office:value-type="string">
            <text:p text:style-name="P27">Action</text:p>
          </table:table-cell>
          <table:table-cell table:style-name="Tabelle4.A1" office:value-type="string">
            <text:p text:style-name="P27">HTTP Verb</text:p>
          </table:table-cell>
          <table:table-cell table:style-name="Tabelle4.C1" office:value-type="string">
            <text:p text:style-name="P27">URL</text:p>
          </table:table-cell>
        </table:table-row>
        <table:table-row>
          <table:table-cell table:style-name="Tabelle4.A2" office:value-type="string">
            <text:p text:style-name="P28">Find</text:p>
          </table:table-cell>
          <table:table-cell table:style-name="Tabelle4.A2" office:value-type="string">
            <text:p text:style-name="P28">GET</text:p>
          </table:table-cell>
          <table:table-cell table:style-name="Tabelle4.C2" office:value-type="string">
            <text:p text:style-name="P28">/people/123</text:p>
          </table:table-cell>
        </table:table-row>
        <table:table-row>
          <table:table-cell table:style-name="Tabelle4.A2" office:value-type="string">
            <text:p text:style-name="P28">Find All</text:p>
          </table:table-cell>
          <table:table-cell table:style-name="Tabelle4.A2" office:value-type="string">
            <text:p text:style-name="P28">GET</text:p>
          </table:table-cell>
          <table:table-cell table:style-name="Tabelle4.C2" office:value-type="string">
            <text:p text:style-name="P28">/people</text:p>
          </table:table-cell>
        </table:table-row>
        <table:table-row>
          <table:table-cell table:style-name="Tabelle4.A2" office:value-type="string">
            <text:p text:style-name="P28">Update</text:p>
          </table:table-cell>
          <table:table-cell table:style-name="Tabelle4.A2" office:value-type="string">
            <text:p text:style-name="P28">PUT</text:p>
          </table:table-cell>
          <table:table-cell table:style-name="Tabelle4.C2" office:value-type="string">
            <text:p text:style-name="P28">/people/123</text:p>
          </table:table-cell>
        </table:table-row>
        <table:table-row>
          <table:table-cell table:style-name="Tabelle4.A2" office:value-type="string">
            <text:p text:style-name="P28">Create</text:p>
          </table:table-cell>
          <table:table-cell table:style-name="Tabelle4.A2" office:value-type="string">
            <text:p text:style-name="P28">POST</text:p>
          </table:table-cell>
          <table:table-cell table:style-name="Tabelle4.C2" office:value-type="string">
            <text:p text:style-name="P28">/people</text:p>
          </table:table-cell>
        </table:table-row>
        <table:table-row>
          <table:table-cell table:style-name="Tabelle4.A2" office:value-type="string">
            <text:p text:style-name="P28">Delete</text:p>
          </table:table-cell>
          <table:table-cell table:style-name="Tabelle4.A2" office:value-type="string">
            <text:p text:style-name="P28">DELETE</text:p>
          </table:table-cell>
          <table:table-cell table:style-name="Tabelle4.C2" office:value-type="string">
            <text:p text:style-name="P28">/people/123</text:p>
          </table:table-cell>
        </table:table-row>
      </table:table>
      <text:p text:style-name="P2"><text:span text:style-name="Absatz-Standardschriftart"><text:span text:style-name="T19"/></text:span></text:p>
      <text:p text:style-name="P11"/>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D Quellen</text:p>
      <text:p text:style-name="P21"/>
      <text:p text:style-name="P2"><text:span text:style-name="Absatz-Standardschriftart"><text:span text:style-name="T16">4. Implementierung</text:span></text:span></text:p>
      <text:p text:style-name="P2"><text:span text:style-name="Absatz-Standardschriftart"><text:span text:style-name="T16"/></text:span></text:p>
      <text:p text:style-name="P8"><text:span text:style-name="Absatz-Standardschriftart"><text:span text:style-name="T14">4.1. Vorbereitung</text:span></text:span></text:p>
      <text:p text:style-name="P21"/>
      <text:p text:style-name="P22">Jetbrains: PhpStorm – Version v. 07.05.2014 - http://www.jetbrains.com/phpst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Arial1" fo:font-family="Arial"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margin-top="0cm" fo:margin-bottom="0cm" style:contextual-spacing="false" fo:text-align="start" style:justify-single-word="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Absatz-Standardschriftart" style:family="text"/>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1pt" fo:font-weight="normal" style:font-name-asian="SimSun" style:font-size-asian="11pt" style:font-weight-asian="normal" style:font-size-complex="11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7T16:34:05.699000000</meta:creation-date>
    <dc:date>2014-06-07T23:46:44.014000000</dc:date>
    <meta:editing-duration>P1DT48M47S</meta:editing-duration>
    <meta:editing-cycles>456</meta:editing-cycles>
    <meta:generator>LibreOffice/4.1.4.2$Windows_x86 LibreOffice_project/0a0440ccc0227ad9829de5f46be37cfb6edcf72</meta:generator>
    <meta:print-date>2014-05-22T19:08:55.487000000</meta:print-date>
    <meta:document-statistic meta:table-count="4" meta:image-count="0" meta:object-count="0" meta:page-count="12" meta:paragraph-count="200" meta:word-count="3092" meta:character-count="23832" meta:non-whitespace-character-count="20404"/>
  </office:meta>
</office:document-meta>
</file>